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co-title">
      <style:graphic-properties draw:stroke="none" draw:fill="none" draw:fill-color="#99ccff" fo:min-height="4.474cm" draw:shadow="hidden" draw:shadow-color="#669999"/>
    </style:style>
    <style:style style:name="pr2" style:family="presentation" style:parent-style-name="Eco-subtitle">
      <style:graphic-properties draw:stroke="none" draw:fill="none" draw:fill-color="#99ccff" fo:min-height="4.659cm" draw:shadow="hidden" draw:shadow-color="#669999"/>
    </style:style>
    <style:style style:name="pr3" style:family="presentation" style:parent-style-name="Eco-notes">
      <style:graphic-properties draw:fill-color="#ffffff" fo:min-height="11.43cm"/>
    </style:style>
    <style:style style:name="pr4" style:family="presentation" style:parent-style-name="Predeterminado-title">
      <style:graphic-properties draw:fill-color="#ffffff" draw:auto-grow-height="true" fo:min-height="3.818cm"/>
    </style:style>
    <style:style style:name="pr5" style:family="presentation" style:parent-style-name="Predeterminado-outline1">
      <style:graphic-properties draw:fill-color="#ffffff" draw:auto-grow-height="true" fo:min-height="9.556cm"/>
    </style:style>
    <style:style style:name="pr6" style:family="presentation" style:parent-style-name="Predeterminado-notes">
      <style:graphic-properties draw:fill-color="#ffffff" fo:min-height="11.179cm"/>
    </style:style>
    <style:style style:name="pr7" style:family="presentation" style:parent-style-name="Predeterminado-title">
      <style:graphic-properties draw:fill-color="#ffffff" fo:min-height="3.567cm"/>
    </style:style>
    <style:style style:name="pr8" style:family="presentation" style:parent-style-name="Predeterminado-outline1">
      <style:graphic-properties draw:fill-color="#ffffff" fo:min-height="12.0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style:paragraph-properties text:enable-numbering="true"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952cm" fo:margin-right="0cm" fo:text-indent="-0.952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" presentation:presentation-page-layout-name="AL1T0">
        <office:forms form:automatic-focus="false" form:apply-design-mode="false"/>
        <draw:frame presentation:style-name="pr1" draw:text-style-name="P2" draw:layer="layout" svg:width="24.366cm" svg:height="4.474cm" svg:x="0.634cm" svg:y="4.09cm" presentation:class="title" presentation:user-transformed="true">
          <draw:text-box>
            <text:p text:style-name="P1"><text:span text:style-name="T1">pyDMS v1.0</text:span><text:span text:style-name="T1"><text:line-break/></text:span><text:span text:style-name="T2">Yet Another Document Management System</text:span></text:p>
          </draw:text-box>
        </draw:frame>
        <draw:frame presentation:style-name="pr2" draw:text-style-name="P3" draw:layer="layout" svg:width="9.915cm" svg:height="6.133cm" svg:x="12.085cm" svg:y="9.264cm" presentation:class="subtitle" presentation:user-transformed="true">
          <draw:text-box>
            <text:p text:style-name="P1"><text:span text:style-name="T3">Juan Andrada Romero</text:span></text:p>
            <text:p text:style-name="P1"><text:span text:style-name="T3"><text:a xlink:href="mailto:juan.andrada@alu.uclm.es">juan.andrada@alu.uclm.es</text:a></text:span></text:p>
            <text:p text:style-name="P1"><text:span text:style-name="T3">Jose Domingo López López</text:span></text:p>
            <text:p text:style-name="P1"><text:span text:style-name="T3"><text:a xlink:href="mailto:josed.lopez1@alu.uclm.es">josed.lopez1@alu.uclm.es</text:a></text:span></text:p>
            <text:p text:style-name="P1"><text:span text:style-name="T3">Univ. De Castilla – La Manch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-0.003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693cm" svg:y="5.944cm" presentation:class="outline" presentation:user-transformed="true">
          <draw:text-box>
            <text:list text:style-name="L3">
              <text:list-item>
                <text:p text:style-name="P1">Punto 1</text:p>
              </text:list-item>
              <text:list-item>
                <text:p text:style-name="P1">Conclusiones</text:p>
              </text:list-item>
              <text:list-item>
                <text:p text:style-name="P1">Bibliografía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693cm" svg:y="5.944cm" presentation:class="outline" presentation:user-transformed="true">
          <draw:text-box>
            <text:list text:style-name="L3">
              <text:list-item>
                <text:p text:style-name="P1"><text:span text:style-name="T5">Punto 1</text:span></text:p>
              </text:list-item>
              <text:list-item>
                <text:p text:style-name="P1">Conclusiones</text:p>
              </text:list-item>
              <text:list-item>
                <text:p text:style-name="P1">Bibliografía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text-style-name="P4" draw:layer="layout" svg:width="22.265cm" svg:height="3.567cm" svg:x="0.541cm" svg:y="0.122cm" presentation:class="title">
          <draw:text-box>
            <text:p text:style-name="P1"><text:span text:style-name="T4">Punto 1</text:span></text:p>
          </draw:text-box>
        </draw:frame>
        <draw:frame presentation:style-name="pr8" draw:text-style-name="P5" draw:layer="layout" svg:width="22.014cm" svg:height="12.028cm" svg:x="1.486cm" svg:y="4.5cm" presentation:class="outline" presentation:user-transformed="true">
          <draw:text-box>
            <text:list text:style-name="L3">
              <text:list-item>
                <text:p text:style-name="P1"><text:span text:style-name="T6">Punto 1</text:span></text:p>
              </text:list-item>
              <text:list-item>
                <text:p text:style-name="P1"><text:span text:style-name="T6">Punto 2</text:span></text:p>
              </text:list-item>
              <text:list-item>
                <text:p text:style-name="P1"><text:span text:style-name="T6">Punto 3:</text:span></text:p>
                <text:list>
                  <text:list-item>
                    <text:p text:style-name="P1"><text:span text:style-name="T7">Punto 4</text:span></text:p>
                  </text:list-item>
                  <text:list-item>
                    <text:p text:style-name="P1"><text:span text:style-name="T7">Punto 5</text:span></text:p>
                  </text:list-item>
                  <text:list-item>
                    <text:p text:style-name="P1"><text:span text:style-name="T7">Punto 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693cm" svg:y="5.944cm" presentation:class="outline" presentation:user-transformed="true">
          <draw:text-box>
            <text:list text:style-name="L3">
              <text:list-item>
                <text:p text:style-name="P1">¿Qué es GTK+?</text:p>
              </text:list-item>
              <text:list-item>
                <text:p text:style-name="P1"><text:span text:style-name="T5">Conclusiones</text:span></text:p>
              </text:list-item>
              <text:list-item>
                <text:p text:style-name="P1">Bibliografía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1" draw:layer="layout" svg:width="22.265cm" svg:height="3.567cm" svg:x="0.541cm" svg:y="0.122cm" presentation:class="title">
          <draw:text-box>
            <text:p text:style-name="P1">Conclusiones</text:p>
          </draw:text-box>
        </draw:frame>
        <draw:frame presentation:style-name="pr8" draw:text-style-name="P5" draw:layer="layout" svg:width="22.014cm" svg:height="12.028cm" svg:x="1.693cm" svg:y="4.444cm" presentation:class="outline" presentation:user-transformed="true">
          <draw:text-box>
            <text:list text:style-name="L3">
              <text:list-item>
                <text:p text:style-name="P1">Conclusión 1</text:p>
                <text:p text:style-name="P1"/>
              </text:list-item>
              <text:list-item>
                <text:p text:style-name="P1"><text:span text:style-name="T8">Conclusión 2</text:span></text:p>
                <text:p text:style-name="P1"><text:span text:style-name="T8"/></text:p>
              </text:list-item>
              <text:list-item>
                <text:p text:style-name="P1">Conclusión 3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9.556cm" svg:x="1.693cm" svg:y="5.944cm" presentation:class="outline" presentation:user-transformed="true">
          <draw:text-box>
            <text:list text:style-name="L3">
              <text:list-item>
                <text:p text:style-name="P1">¿Qué es GTK+?</text:p>
              </text:list-item>
              <text:list-item>
                <text:p text:style-name="P1">Conclusiones</text:p>
              </text:list-item>
              <text:list-item>
                <text:p text:style-name="P1"><text:span text:style-name="T5">Bibliografí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text-style-name="P1" draw:layer="layout" svg:width="22.265cm" svg:height="3.567cm" svg:x="0.541cm" svg:y="0.122cm" presentation:class="title">
          <draw:text-box>
            <text:p text:style-name="P1">Bibliografía</text:p>
          </draw:text-box>
        </draw:frame>
        <draw:frame presentation:style-name="pr8" draw:text-style-name="P7" draw:layer="layout" svg:width="22.014cm" svg:height="12.028cm" svg:x="1.693cm" svg:y="4.444cm" presentation:class="outline">
          <draw:text-box>
            <text:list text:style-name="L3">
              <text:list-item>
                <text:p text:style-name="P7">Referencia 1:</text:p>
                <text:p text:style-name="P7"><text:a xlink:href="http://www.referencia1.com/">www.referencia1.com</text:a></text:p>
                <text:p text:style-name="P7"/>
              </text:list-item>
              <text:list-item>
                <text:p text:style-name="P7">Referencia 2:</text:p>
                <text:p text:style-name="P7"><text:a xlink:href="http://www.referencia2.com/">www.referencia2.com</text:a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Ec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E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notes" style:family="presentation">
      <style:graphic-properties draw:stroke="none" draw:fill="none">
        <text:list-style style:name="Ec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Eco-outline1" style:family="presentation">
      <style:graphic-properties draw:stroke="none" draw:fill="none">
        <text:list-style style:name="Ec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utline2" style:family="presentation" style:parent-style-name="Ec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Eco-outline3" style:family="presentation" style:parent-style-name="Ec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Eco-outline4" style:family="presentation" style:parent-style-name="Ec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5" style:family="presentation" style:parent-style-name="Ec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6" style:family="presentation" style:parent-style-name="Ec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7" style:family="presentation" style:parent-style-name="Ec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8" style:family="presentation" style:parent-style-name="Ec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9" style:family="presentation" style:parent-style-name="Ec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subtitle" style:family="presentation">
      <style:graphic-properties draw:stroke="none" draw:fill="none" draw:textarea-vertical-align="middle">
        <text:list-style style:name="Ec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title" style:family="presentation">
      <style:graphic-properties draw:stroke="none" draw:fill="none" draw:textarea-vertical-align="middle">
        <text:list-style style:name="Ec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41cm" svg:stroke-color="#669999" draw:stroke-linejoin="miter" draw:fill="none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6666cc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gr6" style:family="graphic" style:parent-style-name="standard">
      <style:graphic-properties draw:stroke="solid" svg:stroke-width="0.159cm" svg:stroke-color="#6699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7" style:family="graphic" style:parent-style-name="standard">
      <style:graphic-properties draw:stroke="solid" svg:stroke-width="0.14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pr1" style:family="presentation" style:parent-style-name="Predeterminad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2" style:family="presentation" style:parent-style-name="Predeterminad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3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r4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5" style:family="presentation" style:parent-style-name="Ec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g>
        <draw:custom-shape draw:style-name="Mgr3" draw:text-style-name="MP3" draw:layer="backgroundobjects" svg:width="23.072cm" svg:height="15.875cm" svg:x="1.058cm" svg:y="1.482cm">
          <text:p/>
          <draw:enhanced-geometry svg:viewBox="0 0 21600 21600" draw:path-stretchpoint-x="10800" draw:path-stretchpoint-y="10800" draw:text-areas="?f3 ?f4 ?f5 ?f6" draw:type="round-rectangle" draw:modifiers="2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3.707cm" svg:height="3.387cm" svg:x="0cm" svg:y="0.423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5" draw:text-style-name="MP4" draw:layer="backgroundobjects" svg:x1="0cm" svg:y1="3.387cm" svg:x2="22.437cm" svg:y2="3.387cm">
          <text:p/>
        </draw:line>
      </draw:g>
      <draw:frame presentation:style-name="Predeterminado-title" draw:layer="backgroundobjects" svg:width="22.265cm" svg:height="3.817cm" svg:x="0.541cm" svg:y="-0.003cm" presentation:class="title" presentation:placeholder="true">
        <draw:text-box/>
      </draw:frame>
      <draw:frame presentation:style-name="Predeterminado-outline1" draw:layer="backgroundobjects" svg:width="22.014cm" svg:height="12.573cm" svg:x="1.693cm" svg:y="4.444cm" presentation:class="outline" presentation:placeholder="true">
        <draw:text-box/>
      </draw:frame>
      <draw:frame presentation:style-name="Mpr1" draw:text-style-name="MP5" draw:layer="backgroundobjects" svg:width="5.927cm" svg:height="1.271cm" svg:x="1.269cm" svg:y="17.35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6" draw:layer="backgroundobjects" svg:width="8.044cm" svg:height="1.271cm" svg:x="8.678cm" svg:y="17.356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7" draw:layer="backgroundobjects" svg:width="5.927cm" svg:height="1.271cm" svg:x="18.202cm" svg:y="17.356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Eco" style:page-layout-name="PM1" draw:style-name="Mdp1">
      <office:forms form:automatic-focus="false" form:apply-design-mode="false"/>
      <draw:g>
        <draw:custom-shape draw:style-name="Mgr3" draw:text-style-name="MP3" draw:layer="backgroundobjects" svg:width="20.532cm" svg:height="9.314cm" svg:x="1.90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897cm" svg:height="2.752cm" svg:x="0.635cm" svg:y="2.5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977cm" svg:height="5.08cm" svg:x="0cm" svg:y="3.845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7" draw:text-style-name="MP4" draw:layer="backgroundobjects" svg:x1="0cm" svg:y1="8.502cm" svg:x2="23.072cm" svg:y2="8.502cm">
          <text:p/>
        </draw:line>
      </draw:g>
      <draw:frame presentation:style-name="Eco-title" draw:layer="backgroundobjects" svg:width="22.437cm" svg:height="4.473cm" svg:x="0.634cm" svg:y="3.964cm" presentation:class="title" presentation:placeholder="true">
        <draw:text-box/>
      </draw:frame>
      <draw:frame presentation:style-name="Mpr3" draw:text-style-name="MP5" draw:layer="backgroundobjects" svg:width="5.927cm" svg:height="1.31cm" svg:x="1.269cm" svg:y="17.355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044cm" svg:height="1.271cm" svg:x="8.678cm" svg:y="17.369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7" draw:layer="backgroundobjects" svg:width="5.927cm" svg:height="1.31cm" svg:x="18.202cm" svg:y="17.355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Eco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Eco-title" draw:layer="backgroundobjects" svg:width="0.001cm" svg:height="0.001cm" svg:x="0cm" svg:y="1.93cm" presentation:class="page"/>
        <draw:frame presentation:style-name="Ec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Diapositiva 1</dc:title>
    <meta:initial-creator>TxEdO</meta:initial-creator>
    <meta:creation-date>2008-12-22T02:28:32</meta:creation-date>
    <dc:date>2009-12-13T16:01:47</dc:date>
    <meta:editing-cycles>12</meta:editing-cycles>
    <meta:editing-duration>PT02H21M48S</meta:editing-duration>
    <dc:creator>Jose Lopez</dc:creator>
    <meta:document-statistic meta:object-count="65"/>
    <meta:user-defined meta:name="Información 1"/>
    <meta:user-defined meta:name="Información 2"/>
    <meta:user-defined meta:name="Información 3"/>
    <meta:user-defined meta:name="Información 4"/>
  </office:meta>
</office:document-meta>
</file>